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.00172" calcext:value-type="float">
            <text:p>0,0017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4077" calcext:value-type="float">
            <text:p>0,0407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16293" calcext:value-type="float">
            <text:p>0,1629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36883" calcext:value-type="float">
            <text:p>0,3688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.65734" calcext:value-type="float">
            <text:p>0,6573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.03085" calcext:value-type="float">
            <text:p>1,03085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.51434" calcext:value-type="float">
            <text:p>1,514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.02265" calcext:value-type="float">
            <text:p>2,0226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.72732" calcext:value-type="float">
            <text:p>2,7273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.39732" calcext:value-type="float">
            <text:p>3,3973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.19791" calcext:value-type="float">
            <text:p>4,1979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.08069" calcext:value-type="float">
            <text:p>5,0806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6.02062" calcext:value-type="float">
            <text:p>6,0206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7.0721" calcext:value-type="float">
            <text:p>7,072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8.1987" calcext:value-type="float">
            <text:p>8,198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7:56:01.5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9:03:05.361000000</dc:date>
    <meta:editing-duration>PT1H12M14S</meta:editing-duration>
    <meta:editing-cycles>6</meta:editing-cycles>
    <meta:generator>LibreOffice/7.6.4.1$Windows_X86_64 LibreOffice_project/e19e193f88cd6c0525a17fb7a176ed8e6a3e2aa1</meta:generator>
    <meta:document-statistic meta:table-count="1" meta:cell-count="46" meta:object-count="0"/>
  </office:meta>
</office:document-meta>
</file>